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75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89cm" fo:min-width="1.377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777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23cm" fo:min-width="0.977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cm" fo:min-width="1.231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696cm" fo:min-width="1.37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199cm" fo:min-width="1.708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89cm" fo:min-width="1.404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4cm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1.688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62cm" fo:min-width="5.958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531cm" fo:min-width="2.702cm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624cm" fo:min-width="1.631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1.631cm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Ultrafine_20_Dashed" svg:stroke-width="0.053cm" svg:stroke-color="#111111" draw:marker-start-width="0.279cm" draw:marker-end-width="0.279cm" draw:fill="none" draw:textarea-horizontal-align="justify" draw:textarea-vertical-align="middle" draw:auto-grow-height="false" fo:min-height="12.385cm" fo:min-width="9.481cm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none" fo:min-height="0.7cm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619cm" fo:min-width="1.377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0.977cm" fo:padding-top="0.139cm" fo:padding-bottom="0.139cm" fo:padding-left="0.264cm" fo:padding-right="0.264cm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231cm" fo:padding-top="0.139cm" fo:padding-bottom="0.139cm" fo:padding-left="0.264cm" fo:padding-right="0.264cm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377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379cm" fo:min-width="1.654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1pt" fo:font-weight="normal" style:font-size-asian="15pt" style:font-weight-asian="bold" style:font-size-complex="15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eeeeee"/>
      <style:paragraph-properties fo:text-align="center"/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eeeee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016cm" svg:x="11.311cm" svg:y="4.656cm">
          <text:p text:style-name="P1"><text:span text:style-name="T1">Current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454cm" svg:y1="5.672cm" svg:x2="12.481cm" svg:y2="6.323cm" draw:start-shape="id1" draw:start-glue-point="2" draw:end-shape="id2" draw:end-glue-point="0" svg:d="M12454 5672l27 651" svg:viewBox="0 0 28 652">
          <text:p/>
        </draw:connector>
        <draw:custom-shape draw:style-name="gr3" draw:text-style-name="P4" xml:id="id3" draw:id="id3" draw:layer="layout" svg:width="1.905cm" svg:height="0.767cm" svg:x="9.158cm" svg:y="8.063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305cm" svg:height="1.016cm" svg:x="9.165cm" svg:y="9.015cm">
          <text:p text:style-name="P1"><text:span text:style-name="T1">Next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249cm 0.043cm" svg:x1="12.481cm" svg:y1="6.996cm" svg:x2="9.158cm" svg:y2="8.446cm" draw:start-shape="id2" draw:start-glue-point="2" draw:end-shape="id3" draw:end-glue-point="3" svg:d="M12481 6996v782h-3795v668h472" svg:viewBox="0 0 3796 1451">
          <text:p/>
        </draw:connector>
        <draw:connector draw:style-name="gr2" draw:text-style-name="P3" draw:layer="layout" draw:line-skew="-0.228cm 0.036cm" svg:x1="12.481cm" svg:y1="6.996cm" svg:x2="9.165cm" svg:y2="9.523cm" draw:start-shape="id2" draw:start-glue-point="2" draw:end-shape="id4" draw:end-glue-point="3" svg:d="M12481 6996v782h-3795v1745h479" svg:viewBox="0 0 3796 2528">
          <text:p/>
        </draw:connector>
        <draw:custom-shape draw:style-name="gr5" draw:text-style-name="P4" xml:id="id5" draw:id="id5" draw:layer="layout" svg:width="1.505cm" svg:height="0.508cm" svg:x="12.649cm" svg:y="0.881cm">
          <text:p text:style-name="P1"><text:span text:style-name="T1">Rul</text:span><text:span text:style-name="T1">e </text:span><text:span text:style-name="T1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6" draw:id="id6" draw:layer="layout" svg:width="1.759cm" svg:height="0.978cm" svg:x="14.494cm" svg:y="0.881cm">
          <text:p text:style-name="P1"><text:span text:style-name="T1">Derivation </text:span></text:p>
          <text:p text:style-name="P1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1.905cm" svg:height="0.974cm" svg:x="16.421cm" svg:y="0.881cm">
          <text:p text:style-name="P1"><text:span text:style-name="T1">Simulatio</text:span><text:span text:style-name="T1">n </text:span></text:p>
          <text:p text:style-name="P1"><text:span text:style-name="T1">Paramete</text:span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259cm" svg:x1="14.154cm" svg:y1="1.135cm" svg:x2="13.697cm" svg:y2="6.659cm" draw:start-shape="id5" draw:start-glue-point="1" draw:end-shape="id2" draw:end-glue-point="1" svg:d="M14154 1135h254v5524h-711" svg:viewBox="0 0 712 5525">
          <text:p/>
        </draw:connector>
        <draw:connector draw:style-name="gr2" draw:text-style-name="P3" draw:layer="layout" svg:x1="15.373cm" svg:y1="1.859cm" svg:x2="13.697cm" svg:y2="6.659cm" draw:start-shape="id6" draw:start-glue-point="2" draw:end-shape="id2" draw:end-glue-point="1" svg:d="M15373 1859v4800h-1676" svg:viewBox="0 0 1677 4801">
          <text:p/>
        </draw:connector>
        <draw:connector draw:style-name="gr2" draw:text-style-name="P3" draw:layer="layout" svg:x1="17.373cm" svg:y1="1.855cm" svg:x2="13.697cm" svg:y2="6.659cm" draw:start-shape="id7" draw:start-glue-point="2" draw:end-shape="id2" draw:end-glue-point="1" svg:d="M17373 1855v4804h-3676" svg:viewBox="0 0 3677 4805">
          <text:p/>
        </draw:connector>
        <draw:custom-shape draw:style-name="gr8" draw:text-style-name="P5" xml:id="id2" draw:id="id2" draw:layer="layout" svg:width="2.432cm" svg:height="0.673cm" svg:x="11.265cm" svg:y="6.323cm">
          <text:p text:style-name="P1"><text:span text:style-name="T2">Transi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8" draw:id="id8" draw:layer="layout" svg:width="1.932cm" svg:height="0.767cm" svg:x="13.709cm" svg:y="8.063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2.305cm" svg:height="1.016cm" svg:x="13.364cm" svg:y="9.015cm">
          <text:p text:style-name="P1"><text:span text:style-name="T1">Next</text:span></text:p>
          <text:p text:style-name="P1"><text:span text:style-name="T1">Configurati</text:span><text:span text:style-name="T1">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249cm 0.024cm" svg:x1="12.481cm" svg:y1="6.996cm" svg:x2="15.641cm" svg:y2="8.446cm" draw:start-shape="id2" draw:start-glue-point="2" draw:end-shape="id8" draw:end-glue-point="1" svg:d="M12481 6996v782h3698v668h-538" svg:viewBox="0 0 3699 1451">
          <text:p/>
        </draw:connector>
        <draw:connector draw:style-name="gr2" draw:text-style-name="P3" draw:layer="layout" draw:line-skew="-0.228cm -0.003cm" svg:x1="12.481cm" svg:y1="6.996cm" svg:x2="15.669cm" svg:y2="9.523cm" draw:start-shape="id2" draw:start-glue-point="2" draw:end-shape="id9" draw:end-glue-point="1" svg:d="M12481 6996v782h3698v1745h-510" svg:viewBox="0 0 3699 2528">
          <text:p/>
        </draw:connector>
        <draw:frame draw:style-name="gr10" draw:text-style-name="P6" draw:layer="layout" svg:width="1.34cm" svg:height="0.988cm" svg:x="11.85cm" svg:y="7.637cm">
          <draw:text-box>
            <text:p>….</text:p>
          </draw:text-box>
        </draw:frame>
        <draw:frame draw:style-name="gr10" draw:text-style-name="P6" draw:layer="layout" svg:width="1.34cm" svg:height="0.988cm" svg:x="11.85cm" svg:y="8.98cm">
          <draw:text-box>
            <text:p>….</text:p>
          </draw:text-box>
        </draw:frame>
        <draw:custom-shape draw:style-name="gr11" draw:text-style-name="P2" xml:id="id11" draw:id="id11" draw:layer="layout" svg:width="2.216cm" svg:height="1.397cm" svg:x="7.628cm" svg:y="3.283cm">
          <text:p text:style-name="P1"><text:span text:style-name="T1">Unexplo</text:span><text:span text:style-name="T1">red</text:span></text:p>
          <text:p text:style-name="P1"><text:span text:style-name="T1">Configu</text:span><text:span text:style-name="T1">ration</text:span></text:p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" draw:id="id10" draw:layer="layout" svg:width="6.858cm" svg:height="1.27cm" svg:x="9.04cm" svg:y="11.09cm">
          <text:p text:style-name="P1"><text:span text:style-name="T2">Save the </text:span><text:span text:style-name="T2">Configurations &amp; </text:span><text:span text:style-name="T2">Transitions</text:span></text:p>
          <text:p text:style-name="P1"><text:span text:style-name="T2">Update List of </text:span><text:span text:style-name="T2">Unexpored </text:span><text:span text:style-name="T2">Configuration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line-skew="0.244cm 0.333cm 0.16cm" svg:x1="11.063cm" svg:y1="8.446cm" svg:x2="9.04cm" svg:y2="11.725cm" draw:start-shape="id3" draw:start-glue-point="1" draw:end-shape="id10" draw:end-glue-point="3" svg:d="M11063 8446h757v1847h-3135v1432h355" svg:viewBox="0 0 3136 3280">
          <text:p/>
        </draw:connector>
        <draw:connector draw:style-name="gr2" draw:text-style-name="P3" draw:layer="layout" draw:line-skew="-0.163cm -0.268cm 0.16cm" svg:x1="11.47cm" svg:y1="9.523cm" svg:x2="9.04cm" svg:y2="11.725cm" draw:start-shape="id4" draw:start-glue-point="1" draw:end-shape="id10" draw:end-glue-point="3" svg:d="M11470 9523h350v770h-3135v1432h355" svg:viewBox="0 0 3136 2203">
          <text:p/>
        </draw:connector>
        <draw:connector draw:style-name="gr2" draw:text-style-name="P3" draw:layer="layout" draw:line-skew="-0.105cm 0.333cm -0.108cm" svg:x1="13.709cm" svg:y1="8.446cm" svg:x2="15.898cm" svg:y2="11.725cm" draw:start-shape="id8" draw:start-glue-point="3" draw:end-shape="id10" draw:end-glue-point="1" svg:d="M13709 8446h-619v1847h3215v1432h-407" svg:viewBox="0 0 3216 3280">
          <text:p/>
        </draw:connector>
        <draw:connector draw:style-name="gr2" draw:text-style-name="P3" draw:layer="layout" draw:line-skew="0.241cm -0.268cm -0.108cm" svg:x1="13.364cm" svg:y1="9.523cm" svg:x2="15.898cm" svg:y2="11.725cm" draw:start-shape="id9" draw:start-glue-point="3" draw:end-shape="id10" draw:end-glue-point="1" svg:d="M13364 9523h-274v770h3215v1432h-407" svg:viewBox="0 0 3216 2203">
          <text:p/>
        </draw:connector>
        <draw:connector draw:style-name="gr2" draw:text-style-name="P3" draw:layer="layout" draw:line-skew="0cm -0.587cm -2.378cm" svg:x1="12.469cm" svg:y1="12.36cm" svg:x2="8.736cm" svg:y2="4.68cm" draw:start-shape="id10" draw:start-glue-point="2" draw:end-shape="id11" draw:end-glue-point="2" svg:d="M12469 12360v515h-4531v-7368h798v-827" svg:viewBox="0 0 4532 8196">
          <text:p/>
        </draw:connector>
        <draw:connector draw:style-name="gr2" draw:text-style-name="P3" draw:layer="layout" svg:x1="17.373cm" svg:y1="1.855cm" svg:x2="15.898cm" svg:y2="11.725cm" draw:start-shape="id7" draw:start-glue-point="2" draw:end-shape="id10" draw:end-glue-point="1" svg:d="M17373 1855v9870h-1475" svg:viewBox="0 0 1476 9871">
          <text:p/>
        </draw:connector>
        <draw:custom-shape draw:style-name="gr13" draw:text-style-name="P5" xml:id="id12" draw:id="id12" draw:layer="layout" svg:width="3.564cm" svg:height="1.143cm" svg:x="10.642cm" svg:y="2.808cm">
          <text:p text:style-name="P1"><text:span text:style-name="T2">Ge</text:span><text:span text:style-name="T2">t </text:span><text:span text:style-name="T2">an </text:span><text:span text:style-name="T2">Un</text:span><text:span text:style-name="T2">ex</text:span><text:span text:style-name="T2">plo</text:span><text:span text:style-name="T2">re</text:span><text:span text:style-name="T2">d</text:span></text:p>
          <text:p text:style-name="P1"><text:span text:style-name="T2">Co</text:span><text:span text:style-name="T2">nfi</text:span><text:span text:style-name="T2">gu</text:span><text:span text:style-name="T2">rat</text:span><text:span text:style-name="T2">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2.424cm" svg:y1="3.951cm" svg:x2="12.454cm" svg:y2="4.656cm" draw:start-shape="id12" draw:start-glue-point="2" draw:end-shape="id1" svg:d="M12424 3951l30 705" svg:viewBox="0 0 31 706">
          <text:p/>
        </draw:connector>
        <draw:connector draw:style-name="gr2" draw:text-style-name="P3" draw:layer="layout" svg:x1="9.844cm" svg:y1="3.981cm" svg:x2="10.642cm" svg:y2="3.379cm" draw:start-shape="id11" draw:start-glue-point="1" draw:end-shape="id12" draw:end-glue-point="3" svg:d="M9844 3981h399v-602h399" svg:viewBox="0 0 799 603">
          <text:p/>
        </draw:connector>
        <draw:custom-shape draw:style-name="gr14" draw:text-style-name="P2" xml:id="id13" draw:id="id13" draw:layer="layout" svg:width="2.159cm" svg:height="0.902cm" svg:x="11.43cm" svg:y="15.229cm">
          <text:p text:style-name="P1"><text:span text:style-name="T1">Updated</text:span></text:p>
          <text:p text:style-name="P1"><text:span text:style-name="T1">Computatio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469cm" svg:y1="12.36cm" svg:x2="12.509cm" svg:y2="15.229cm" draw:start-shape="id10" draw:start-glue-point="2" draw:end-shape="id13" draw:end-glue-point="0" svg:d="M12469 12360l40 2869" svg:viewBox="0 0 41 2870">
          <text:p/>
        </draw:connector>
        <draw:custom-shape draw:style-name="gr15" draw:text-style-name="P2" xml:id="id14" draw:id="id14" draw:layer="layout" svg:width="2.159cm" svg:height="0.889cm" svg:x="9.906cm" svg:y="0.881cm">
          <text:p text:style-name="P1"><text:span text:style-name="T1">C</text:span><text:span text:style-name="T1">u</text:span><text:span text:style-name="T1">rr</text:span><text:span text:style-name="T1">e</text:span><text:span text:style-name="T1">n</text:span><text:span text:style-name="T1">t</text:span></text:p>
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2.298cm 4.238cm" svg:x1="9.906cm" svg:y1="1.325cm" svg:x2="12.469cm" svg:y2="11.09cm" draw:start-shape="id14" draw:start-glue-point="3" draw:end-shape="id10" draw:end-glue-point="0" svg:d="M9906 1325h-2813v9356h5376v409" svg:viewBox="0 0 5377 9766">
          <text:p/>
        </draw:connector>
        <draw:custom-shape draw:style-name="gr16" draw:text-style-name="P7" draw:layer="layout" svg:width="10.033cm" svg:height="12.687cm" svg:x="6.731cm" svg:y="2.159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794cm" svg:height="0.95cm" svg:x="13.901cm" svg:y="13.92cm">
          <draw:text-box>
            <text:p><text:span text:style-name="T3">Simulate()</text:span></text:p>
          </draw:text-box>
        </draw:frame>
        <draw:connector draw:style-name="gr2" draw:text-style-name="P3" draw:layer="layout" draw:line-skew="-3.06cm" svg:x1="11.43cm" svg:y1="15.68cm" svg:x2="10.985cm" svg:y2="0.881cm" draw:start-shape="id13" draw:start-glue-point="3" draw:end-shape="id14" draw:end-glue-point="0" svg:d="M11430 15680h-5099v-15314h4654v515" svg:viewBox="0 0 5100 15315">
          <text:p/>
        </draw:connector>
        <draw:connector draw:style-name="gr2" draw:text-style-name="P3" draw:layer="layout" svg:x1="10.985cm" svg:y1="1.77cm" svg:x2="8.736cm" svg:y2="3.283cm" draw:start-shape="id14" draw:start-glue-point="2" draw:end-shape="id11" draw:end-glue-point="0" svg:d="M10985 1770v769h-2249v744" svg:viewBox="0 0 2250 1514">
          <text:p/>
        </draw:connector>
        <draw:custom-shape draw:style-name="gr18" draw:text-style-name="P2" xml:id="id15" draw:id="id15" draw:layer="layout" svg:width="1.905cm" svg:height="0.897cm" svg:x="0.407cm" svg:y="5.339cm">
          <text:p text:style-name="P1"><text:span text:style-name="T1">Current</text:span></text:p>
          <text:p text:style-name="P1"><text:span text:style-name="T1">Simulat</text:span><text:span text:style-name="T1">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359cm" svg:y1="6.236cm" svg:x2="1.342cm" svg:y2="7.158cm" draw:start-shape="id15" draw:start-glue-point="2" draw:end-shape="id16" draw:end-glue-point="0" svg:d="M1359 6236l-17 922" svg:viewBox="0 0 18 923">
          <text:p/>
        </draw:connector>
        <draw:custom-shape draw:style-name="gr19" draw:text-style-name="P4" xml:id="id17" draw:id="id17" draw:layer="layout" svg:width="1.505cm" svg:height="0.635cm" svg:x="3.792cm" svg:y="6.307cm">
          <text:p text:style-name="P1"><text:span text:style-name="T1">Rule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xml:id="id18" draw:id="id18" draw:layer="layout" svg:width="1.759cm" svg:height="1.016cm" svg:x="3.792cm" svg:y="7.131cm">
          <text:p text:style-name="P1"><text:span text:style-name="T1">Derivation </text:span></text:p>
          <text:p text:style-name="P1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9" draw:id="id19" draw:layer="layout" svg:width="1.905cm" svg:height="1.016cm" svg:x="3.792cm" svg:y="8.374cm">
          <text:p text:style-name="P1"><text:span text:style-name="T1">Simulation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792cm" svg:y1="6.624cm" svg:x2="2.568cm" svg:y2="7.621cm" draw:start-shape="id17" draw:start-glue-point="3" draw:end-shape="id16" draw:end-glue-point="1" svg:d="M3792 6624h-612v997h-612" svg:viewBox="0 0 1225 998">
          <text:p/>
        </draw:connector>
        <draw:connector draw:style-name="gr2" draw:text-style-name="P3" draw:layer="layout" svg:x1="3.792cm" svg:y1="7.639cm" svg:x2="2.568cm" svg:y2="7.621cm" draw:start-shape="id18" draw:start-glue-point="3" draw:end-shape="id16" draw:end-glue-point="1" svg:d="M3792 7639h-612v-18h-612" svg:viewBox="0 0 1225 19">
          <text:p/>
        </draw:connector>
        <draw:connector draw:style-name="gr2" draw:text-style-name="P3" draw:layer="layout" draw:line-skew="0.013cm" svg:x1="3.792cm" svg:y1="8.882cm" svg:x2="2.568cm" svg:y2="7.621cm" draw:start-shape="id19" draw:start-glue-point="3" draw:end-shape="id16" draw:end-glue-point="1" svg:d="M3792 8882h-599v-1261h-625" svg:viewBox="0 0 1225 1262">
          <text:p/>
        </draw:connector>
        <draw:custom-shape draw:style-name="gr22" draw:text-style-name="P9" xml:id="id16" draw:id="id16" draw:layer="layout" svg:width="2.452cm" svg:height="0.927cm" svg:x="0.116cm" svg:y="7.158cm">
          <text:p text:style-name="P1"><text:span text:style-name="T4">Simulat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0" draw:id="id20" draw:layer="layout" svg:width="1.905cm" svg:height="0.897cm" svg:x="0.397cm" svg:y="8.974cm">
          <text:p text:style-name="P1"><text:span text:style-name="T1">Updated</text:span></text:p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342cm" svg:y1="8.085cm" svg:x2="1.349cm" svg:y2="8.974cm" draw:start-shape="id16" draw:start-glue-point="2" draw:end-shape="id20" draw:end-glue-point="0" svg:d="M1342 8085l7 889" svg:viewBox="0 0 8 8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42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1T09:33:50.396899346</meta:creation-date>
    <meta:generator>LibreOffice/6.3.3.2.0$Linux_X86_64 LibreOffice_project/30$Build-2</meta:generator>
    <dc:date>2019-12-01T16:05:31.354090519</dc:date>
    <meta:editing-duration>PT3H39M45S</meta:editing-duration>
    <meta:editing-cycles>91</meta:editing-cycles>
    <meta:document-statistic meta:object-count="49"/>
  </office:meta>
</office:document-meta>
</file>